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scription">
      <style:graphic-properties draw:textarea-vertical-align="top" draw:auto-grow-height="false" fo:min-height="3.56cm" fo:min-width="6.104cm"/>
    </style:style>
    <style:style style:name="gr2" style:family="graphic" style:parent-style-name="title1">
      <style:graphic-properties draw:textarea-vertical-align="middle" draw:auto-grow-height="false" fo:min-height="0.258cm" fo:min-width="6.104cm"/>
    </style:style>
    <style:style style:name="gr3" style:family="graphic" style:parent-style-name="Description">
      <style:graphic-properties draw:textarea-vertical-align="top" draw:auto-grow-height="false" fo:min-height="0.766cm" fo:min-width="5.469cm"/>
    </style:style>
    <style:style style:name="gr4" style:family="graphic" style:parent-style-name="title1">
      <style:graphic-properties draw:textarea-vertical-align="middle" draw:auto-grow-height="false" fo:min-height="0.258cm" fo:min-width="5.469cm"/>
    </style:style>
    <style:style style:name="gr5" style:family="graphic" style:parent-style-name="Description">
      <style:graphic-properties draw:textarea-vertical-align="top" draw:auto-grow-height="false" fo:min-height="2.29cm" fo:min-width="5.469cm"/>
    </style:style>
    <style:style style:name="gr6" style:family="graphic" style:parent-style-name="Description">
      <style:graphic-properties draw:textarea-vertical-align="top" draw:auto-grow-height="false" fo:min-height="4.449cm" fo:min-width="5.46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Description">
      <style:graphic-properties draw:textarea-vertical-align="top" draw:auto-grow-height="false" fo:min-height="1.438cm" fo:min-width="5.469cm"/>
    </style:style>
    <style:style style:name="gr9" style:family="graphic" style:parent-style-name="Description">
      <style:graphic-properties draw:fill-color="#00cc00" draw:textarea-vertical-align="top" draw:auto-grow-height="false" fo:min-height="0.766cm" fo:min-width="5.469cm"/>
    </style:style>
    <style:style style:name="gr10" style:family="graphic" style:parent-style-name="title1">
      <style:graphic-properties draw:fill-color="#006600" draw:textarea-vertical-align="middle" draw:auto-grow-height="false" fo:min-height="0.258cm" fo:min-width="5.46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00cc00"/>
      <style:paragraph-properties fo:text-align="start"/>
    </style:style>
    <style:style style:name="P4" style:family="paragraph">
      <loext:graphic-properties draw:fill-color="#00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04cm" svg:height="3.81cm" svg:x="10.441cm" svg:y="1.762cm">
          <text:p text:style-name="P1">Implements Psr-11</text:p>
          <text:p text:style-name="P1">-&gt;set($id, $newValue</text:p>
          <text:p text:style-name="P1">-&gt;delete($id)</text:p>
          <text:p text:style-name="P1">-&gt;string($id, $defaultValue) :string</text:p>
          <text:p text:style-name="P1">-&gt;int($id, $defaultValue) :int</text:p>
          <text:p text:style-name="P1">-&gt;float($id, $defaultValue) :int</text:p>
          <text:p text:style-name="P1">-&gt;bool($id, $defaultValue) :bool</text:p>
          <text:p text:style-name="P1">-&gt;DateTime($id, $defaultValue) :\DateTime</text:p>
          <text:p text:style-name="P1">-&gt;array() :array</text:p>
          <text:p text:style-name="P1">-&gt;lock($id)</text:p>
          <text:p text:style-name="P1">-&gt;unlock($id)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layer="layout" svg:width="6.604cm" svg:height="0.508cm" svg:x="10.441cm" svg:y="1.254cm">
          <text:p>Contain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1.016cm" svg:x="1.127cm" svg:y="8.088cm">
          <text:p text:style-name="P1">Uses $_SESSION to store/retrieve keys</text:p>
          <text:p text:style-name="P1">Calls session_start();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layer="layout" svg:width="5.969cm" svg:height="0.508cm" svg:x="1.127cm" svg:y="7.58cm">
          <text:p>SessionContain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1.016cm" svg:x="1.127cm" svg:y="8.088cm">
          <text:p text:style-name="P1">Uses $_SESSION to store/retrieve keys</text:p>
          <text:p text:style-name="P1">Calls session_start();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xml:id="id3" draw:id="id3" draw:layer="layout" svg:width="5.969cm" svg:height="0.508cm" svg:x="1.127cm" svg:y="7.58cm">
          <text:p>SessionContain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69cm" svg:height="1.016cm" svg:x="7.427cm" svg:y="8.088cm">
          <text:p text:style-name="P1">Uses $_SERVER to store/retrieve keys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xml:id="id2" draw:id="id2" draw:layer="layout" svg:width="5.969cm" svg:height="0.508cm" svg:x="7.427cm" svg:y="7.58cm">
          <text:p>ServerContain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969cm" svg:height="2.54cm" svg:x="14.227cm" svg:y="8.088cm">
          <text:p text:style-name="P1">Uses $_REQUEST <text:s/>to store/retrieve keys.</text:p>
          <text:p text:style-name="P1">Does some fuzzy matching on -&gt;bool() <text:s/>to </text:p>
          <text:p text:style-name="P1">match common values submitted by </text:p>
          <text:p text:style-name="P1">checkboxes. <text:s/>For example, <text:s/>values 'on', 1, '1',</text:p>
          <text:p text:style-name="P1"><text:s/>'true', and true will all return a boolean </text:p>
          <text:p text:style-name="P1">true, while '', 0, '0', 'false' will all return a </text:p>
          <text:p text:style-name="P1">boolean false.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xml:id="id4" draw:id="id4" draw:layer="layout" svg:width="5.969cm" svg:height="0.508cm" svg:x="14.227cm" svg:y="7.58cm">
          <text:p>RequestContain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969cm" svg:height="4.699cm" svg:x="20.527cm" svg:y="8.088cm">
          <text:p text:style-name="P1">Uses $_COOKIE to store/retrieve keys</text:p>
          <text:p text:style-name="P1">Has some extra properties/setters to <text:line-break/>control how cookies are created.</text:p>
          <text:p text:style-name="P1"/>
          <text:p text:style-name="P1">-&gt;setExpiresOffset(int $seconds)</text:p>
          <text:p text:style-name="P1">-&gt;setPath($cookiePath)</text:p>
          <text:p text:style-name="P1">-&gt;setDomain($domain)</text:p>
          <text:p text:style-name="P1">-&gt;setSecureOnly($secureOnly)</text:p>
          <text:p text:style-name="P1">-&gt;setHttpOnly($httpOnly)</text:p>
          <text:p text:style-name="P1"/>
          <text:p text:style-name="P1">Note that these <text:s/>methods rrelate to the </text:p>
          <text:p text:style-name="P1">parameters for php's set_cookie function,</text:p>
          <text:p text:style-name="P1">Which is what ultimately is being called.</text:p>
          <draw:enhanced-geometry svg:viewBox="0 0 21600 21600" draw:type="rectangle" draw:enhanced-path="M 0 0 L 21600 0 21600 21600 0 21600 0 0 Z N"/>
        </draw:custom-shape>
        <draw:custom-shape draw:style-name="gr4" xml:id="id5" draw:id="id5" draw:layer="layout" svg:width="5.969cm" svg:height="0.508cm" svg:x="20.527cm" svg:y="7.58cm">
          <text:p>CookieContaine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.743cm" svg:y1="5.572cm" svg:x2="10.411cm" svg:y2="7.58cm" draw:start-shape="id1" draw:start-glue-point="2" draw:end-shape="id2" draw:end-glue-point="0" svg:d="M13743 5572v1004h-3332v1004" svg:viewBox="0 0 3333 2009">
          <text:p/>
        </draw:connector>
        <draw:connector draw:style-name="gr7" draw:text-style-name="P2" draw:layer="layout" svg:x1="4.111cm" svg:y1="7.58cm" svg:x2="13.743cm" svg:y2="5.572cm" draw:start-shape="id3" draw:start-glue-point="0" draw:end-shape="id1" draw:end-glue-point="2" svg:d="M4111 7580v-1004h9632v-1004" svg:viewBox="0 0 9633 2009">
          <text:p/>
        </draw:connector>
        <draw:connector draw:style-name="gr7" draw:text-style-name="P2" draw:layer="layout" svg:x1="17.211cm" svg:y1="7.58cm" svg:x2="13.743cm" svg:y2="5.572cm" draw:start-shape="id4" draw:start-glue-point="0" draw:end-shape="id1" draw:end-glue-point="2" svg:d="M17211 7580v-1004h-3468v-1004" svg:viewBox="0 0 3469 2009">
          <text:p/>
        </draw:connector>
        <draw:connector draw:style-name="gr7" draw:text-style-name="P2" draw:layer="layout" svg:x1="23.511cm" svg:y1="7.58cm" svg:x2="13.743cm" svg:y2="5.572cm" draw:start-shape="id5" draw:start-glue-point="0" draw:end-shape="id1" draw:end-glue-point="2" svg:d="M23511 7580v-1004h-9768v-1004" svg:viewBox="0 0 9769 2009">
          <text:p/>
        </draw:connector>
        <draw:custom-shape draw:style-name="gr8" draw:text-style-name="P1" xml:id="id6" draw:id="id6" draw:layer="layout" svg:width="5.969cm" svg:height="1.688cm" svg:x="5.727cm" svg:y="10.488cm">
          <text:p text:style-name="P1">Adds ability to construct objects with </text:p>
          <text:p text:style-name="P1">dependency injection, and support for </text:p>
          <text:p text:style-name="P1">delegate containers/composite containers.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layer="layout" svg:width="5.969cm" svg:height="0.508cm" svg:x="5.727cm" svg:y="9.98cm">
          <text:p>InjectorFactoryContainer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969cm" svg:height="1.016cm" svg:x="14.181cm" svg:y="11.541cm">
          <text:p text:style-name="P1">Does not inherit from Container, but instead</text:p>
          <text:p text:style-name="P1">decorates one. 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969cm" svg:height="0.508cm" svg:x="14.181cm" svg:y="11.033cm">
          <text:p>PrefixDecorato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.696cm" svg:y1="11.332cm" svg:x2="13.743cm" svg:y2="5.572cm" draw:start-shape="id6" draw:start-glue-point="1" draw:end-shape="id1" draw:end-glue-point="2" svg:d="M11696 11332h2047v-5760" svg:viewBox="0 0 2048 57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solid" draw:stroke-dash="Dashed_20__28_var_29__20_4" draw:fill="solid" draw:fill-color="#3465a4" draw:fill-gradient-name="Gradient_20_2" draw:fill-hatch-name="Hatching_20_1" draw:fill-image-name="Bitmap_20_1" draw:fill-image-width="0cm" draw:fill-image-height="0cm" draw:shadow="hidden" draw:shadow-offset-x="0.203cm" draw:shadow-offset-y="0.203cm" draw:shadow-color="#808080"/>
      <style:paragraph-properties fo:text-align="center"/>
      <style:text-properties fo:color="#ffffff" style:font-name="Ubuntu2" fo:font-family="Ubuntu" style:font-style-name="Regular" style:font-pitch="variable" fo:font-size="1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scription" style:family="graphic" style:parent-style-name="standard">
      <style:graphic-properties draw:stroke-dash="Dashed_20__28_var_29__20_4" draw:fill-gradient-name="Gradient_20_2" draw:fill-hatch-name="Hatching_20_1" draw:fill-image-name="Bitmap_20_1" draw:fill-image-width="0cm" draw:fill-image-height="0cm" draw:textarea-horizontal-align="left" draw:shadow-offset-x="0.203cm" draw:shadow-offset-y="0.203cm" draw:measure-align="left-outside" draw:measure-vertical-align="above"/>
      <style:paragraph-properties>
        <style:tab-stops/>
      </style:paragraph-properties>
      <style:text-properties style:font-name="Ubuntu2" fo:font-family="Ubuntu" style:font-style-name="Regular" style:font-pitch="variable" fo:font-size="8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0:37:34.984100000</meta:creation-date>
    <dc:date>2016-05-06T11:04:15.140948000</dc:date>
    <meta:editing-duration>PT7M51S</meta:editing-duration>
    <meta:editing-cycles>2</meta:editing-cycles>
    <meta:generator>LibreOffice/5.0.3.2$MacOSX_X86_64 LibreOffice_project/e5f16313668ac592c1bfb310f4390624e3dbfb75</meta:generator>
    <meta:document-statistic meta:object-count="21"/>
  </office:meta>
</office:document-meta>
</file>